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accard</text:p>
          </table:table-cell>
          <table:table-cell office:value-type="string" calcext:value-type="string">
            <text:p>cos vect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universal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to = 2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to = 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jaccard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Review the Code Modifications submitted by the Applicant, so that I can review the request and if approved, associate it with the appropriate project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Technical Staff member, I want to update the GIS Property Management, so that I can successfully update the transactional Parcel Pin to reference the GIS layer where the Split or Merged Parcel Pin exis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n executive, I want to have full access to data related to my company, so that I can have a sense of my company's performanc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import data from a Google Spreadsheet, So that I do not have to convert data formats in order to use the data packag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Developer, I want to get a Data Package into Clojure in seconds, so that I can start using the data in doing analysis and visualizat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admin, I want to move people in a trainer's class from a pending state to the registry once I have received proof of payment from the train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batch ingest ETDs we receive from ProQues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n app developer, I want to explore a dataset instance of a type that was deployed as part of an app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limit my search to a particular set of log book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provides me with information about existing apps that corresponds to my interes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the security requirements of the data, so that I can check whether the data can be kept sec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at a name pertinent to a collection, object, or object component has a specific role, such as illustrator, photographer, etc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reats to copies in one repository are not automatically incurred by the redundant copi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detect moving and transient objects in the ima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assess the probability/weight of a volunteer’s classification based on their experienc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6" calcext:value-type="float">
            <text:p>6</text:p>
          </table:table-cell>
          <table:table-cell/>
        </table:table-row>
      </table:table>
      <table:table table:name="cos vec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Process the Appeals, so that I can track the outcome and record the impact on the relevant record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receive tempting rewards, so that I have a reason to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edit the data source of data I have already imported, So that I can fix bugs or make enhancements in the API built for my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mark my email address as private even if the rest of my profile is not, so that no one can contact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list all dataset instances that use a dataset type or a specific version of a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have a visual way of viewing particular files uploaded over a time perio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the security requirements of the data, so that I can check whether the data can be kept sec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subjects that are related to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reats to copies in one repository are not automatically incurred by the redundant copies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detect moving and transient objects in the ima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5" calcext:value-type="float">
            <text:p>5</text:p>
          </table:table-cell>
          <table:table-cell/>
        </table:table-row>
      </table:table>
      <table:table table:name="ber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n Applicant, I want to Request PreApplication Assistance, so that I can receive a response to a request for a meeting or information that is a result of the preapplication assistanc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n Enforcement Staff member, I want to Issue a Notice of Violation, so that I can provide formal communication to the responsible part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have a flexible pick up time, so that I can more conveniently use the websi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special waste drop off site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 user, I want to have accurate and complete data related to PPoPCode and PPoPCongressionalDistri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edit the model of data I have already imported, So that I can fix bugs or make enhancements in the API built for my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an integration with Zenodo, so that when I store my dataset in GitHub, I donâ€™t have to retype descriptive information about my datas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administrator, I want to set the annual fees for members, Practitioners and Trainers, so that fees can be set without involving a programm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trainer, I want to delete one of my courses or events, so that it's no longer listed if I cancel for some reas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narrow down the universe of CMS options and identify/prioritize key considerations for getting to the next ste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parent, I want to be able to see a schedule of the activities my children are involved in at camp, so that I can be more informed as to what they are doing at camp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edit an item in the list of items to be estimated, so that I can make it better reflect the team's understanding of the it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sign up for an account, so that that I can publish my data package to the registry and to have a publisher account to publish my data package und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see the properties that were used to configure a dataset instanc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assign explicit versions to the code of a datase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associate together files involved in a experiment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associate meta data to the group as a whole at some point in time after the bulk upload has completed, so that I have a period of time to reflect on suitable values for the meta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get suggestions for sports classes in my neighbourhoo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organize a meeting with a group of friends at a certain plac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librarian, I want to import administrative information regarding a project into DMP, so that I can prepopulate the DM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dat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n UnivITservice, I want to store archived data on existing storage systems, so that university data storage is consistent and maintainable and future availability of data can be guarante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if other rights pertain to the component, apart from the object as a whol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list all the components, in their appropriate order, for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 repository support team member, I want to export a set of records and associated files, manipulate this data set, and reload into the system, because I am aware of a uniform error in a collection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perform prefiltering of the images to remove artefacts such as bright stars and camera read erro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group whale calls that are simila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8" calcext:value-type="float">
            <text:p>8</text:p>
          </table:table-cell>
          <table:table-cell/>
        </table:table-row>
      </table:table>
      <table:table table:name="mov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Review the Code Modifications submitted by the Applicant, so that I can review the request and if approved, associate it with the appropriate project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Send a Formal Response to Applicant, so that I can satisfy communication and records responsibil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upload my week's schedule, so that I can get recommendations for recycling centers that best fit my availabilit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receive a more helpful file-level error when I upload a file with the wrong exten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delete a dataset I have published, So that I can remove unwanted data from OpenSpend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, I want to get a Data Package into STATA in seconds, so that I can start using the data for doing analysis and visualizat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corporatesponsor, I want to make my logo randomly appear on the home page, so that others see the company's support of Scru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see some example data packages quickly, so that I get a sense of what is on this site and if it is useful to look further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validate the data I am about to publish to the registry, so that that I publish good data and know that I am do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list all dataset instances that use a dataset type or a specific version of a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user, I want to view how an experimental protocol has evolved over ti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learn about art expositions or a museum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listens to me when I ask it t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repository operator, I want to know about the kind of data, so that I can evaluate the storage size and syst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Bath Data Archive administrator, I want to import Bath data from an external data centre wholesale, so that Bath data holdings in external archives are not lost if they close dow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for an object or object component the place of publication, the publisher, edition, etc., when pertine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any subject that is pertinent to the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uploading an image, so that so I can find images when i don't have any meta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 repository support team member, I want to export a set of records and associated files, manipulate this data set, and reload into the system, because I am aware of a uniform error in a collection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perform automatic animal number detection in Snapshot Serengeti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6" calcext:value-type="float">
            <text:p>6</text:p>
          </table:table-cell>
          <table:table-cell/>
        </table:table-row>
      </table:table>
      <table:table table:name="euclidean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Staff member, I want to Process the Appeals, so that I can track the outcome and record the impact on the relevant record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receive tempting rewards, so that I have a reason to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use the schema v1.1 headers in my FABS fi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delete a dataset I have published, So that I can remove unwanted data from OpenSpend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email news items to the editor, so that they can be considered for publication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describe myself on my own page in a semi-structured way, so that others can learn about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have private data packages, so that I can share just with my tea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batch ingest ETDs we receive from ProQues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assign explicit versions to the code of a datase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download files directly from the search results pag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create a log book pag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hear about the new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gister to speak at BADCamp, so that I submit a session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n ethics manager, I want to be informed about the data, so that I can check for sensitivity of dat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dat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n externalcoordinator, I want to access data from Bath collaborators off campus, so that I can collaborate effectivel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subjects that are related to an ob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search all files by keywo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righ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7" calcext:value-type="float">
            <text:p>7</text:p>
          </table:table-cell>
          <table:table-cell/>
        </table:table-row>
      </table:table>
      <table:table table:name="lsi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Assign Plans for Review, so that I can ensure plans have been assigned to the appropriate Plan Review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 l Staff member, I want to search for Property information, so that I can obtain all associated current and historic owners, permits, and applica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 user, I want to have a flexible pick up time, so that I can more conveniently use the websi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 FABS user, I want to link the SAMPLE FILE on the "What you want <text:s/>to submit" dialog to point to the correct file, so that I have an accurate reference for my agency submiss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be able to import data in Excel, So that I do not have to convert data formats in order to use the data packag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view lists on the site of all Certified Scrum Masters, Practitioners, Trainers, and Certified Scrum Product Owners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site member, I want to view the profiles of other members, so that I can find others I might want to connect with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 CMS administrator, I want to have roles, so that I can assign them to my us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modify a group's information, so that I can keep the groups up to dat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delete an item from the list of items to be estimated, so that we can remove it and not estimate i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view a publisher's profile, so that that I can see who is behind a particular package or to see what other packages they produc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Consumer, I want to search among all data packages owned by a publisher, so that that I can easily find one data package amongst all the data packages by this publis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to restrict access to my collection or items to Duke IP address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find out what properties of a dataset can be updated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explore a dataset instance created from a dataset type that was deployed by itself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user, I want to view how an experimental protocol has evolved over time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I want to associate meta data to the group as a whole at some point in time after the bulk upload has completed, so that I have a period of time to reflect on suitable values for the meta dat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learn about art expositions or a museum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reacts to m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nonymoususer, I want to receive a notification when sessions have been evaluated, so that I know whether I've been accepted or rejec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n ethics manager, I want to be informed about the data, so that I can check for sensitivity of dat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ol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import EAD files that were exported by the Archivists' Toolk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Rights Management stat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integrate the archive with CRIS, so that I can analyse impact of research data publication I can link funding to all of the outputs it produc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copyright status of an object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language(s) for present in a collection, object, or object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photograph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patron, I want to search for report/dataset with keywords or a partial or complete title to locate needed report/datas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identify volunteer ty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9" calcext:value-type="float">
            <text:p>9</text:p>
          </table:table-cell>
          <table:table-cell/>
        </table:table-row>
      </table:table>
      <table:table table:name="universal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pplicant, I want to Request a Plan Review Meeting, so that I can meet with the Plan Review Staff regarding the plan review.</text:p>
          </table:table-cell>
        </table:table-row>
        <table:table-row table:style-name="ro1">
          <table:table-cell/>
          <table:table-cell office:value-type="string" calcext:value-type="string">
            <text:p>As a Plan Review Staff member, I want to successfully Conduct a Plan Review Meeting with the Applicant and record the outcome, so that I can listen to it again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Staff member, I want to Send or Post Citations and Fines, so that I can successfully send the Notice Of Violation document to the property owner and log information about the action.</text:p>
          </table:table-cell>
        </table:table-row>
        <table:table-row table:style-name="ro1">
          <table:table-cell/>
          <table:table-cell office:value-type="string" calcext:value-type="string">
            <text:p>As an Enforcement Staff member, I want to Issue a Notice of Violation, so that I can provide formal communication to the responsible part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company, I want to have a website that is easy to use, so that I can upload or delete stuff step by step.</text:p>
          </table:table-cell>
        </table:table-row>
        <table:table-row table:style-name="ro1">
          <table:table-cell/>
          <table:table-cell office:value-type="string" calcext:value-type="string">
            <text:p>As an admin, I want to be able to add or remove recycling facilities' information, so that users get the most recent informat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user, I want to be able to view the safe disposal events currently being organised around my area.</text:p>
          </table:table-cell>
        </table:table-row>
        <table:table-row table:style-name="ro1">
          <table:table-cell/>
          <table:table-cell office:value-type="string" calcext:value-type="string">
            <text:p>As a user, I want to be able to view a map display of the public recycling bins around my area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FABS deployed into production, so I can submit my Financial Assistance data.</text:p>
          </table:table-cell>
        </table:table-row>
        <table:table-row table:style-name="ro1">
          <table:table-cell/>
          <table:table-cell office:value-type="string" calcext:value-type="string">
            <text:p>As an Agency user, I want all historical Financial Assistance data loaded for FABS go-liv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agency user, I want to get File F in the correct format.</text:p>
          </table:table-cell>
        </table:table-row>
        <table:table-row table:style-name="ro1">
          <table:table-cell/>
          <table:table-cell office:value-type="string" calcext:value-type="string">
            <text:p>As an Agency user, I want to receive a more helpful file-level error when I upload a file with the wrong exten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PI User, I want to be able to understand if a user is a Publisher, So that I can offer functionality based on Dataset Publisher privileges.</text:p>
          </table:table-cell>
        </table:table-row>
        <table:table-row table:style-name="ro1">
          <table:table-cell/>
          <table:table-cell office:value-type="string" calcext:value-type="string">
            <text:p>As an API User, I want to be able to understand if a user is an Administrator, So that I can offer functionality based on Platform Administration privileges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Data Publishing User, I want to have a functioning Python Client, So that I can add data to the datastore in bulk from the command line or my own programs.</text:p>
          </table:table-cell>
        </table:table-row>
        <table:table-row table:style-name="ro1">
          <table:table-cell/>
          <table:table-cell office:value-type="string" calcext:value-type="string">
            <text:p>As a Data Publishing User, I want to have a view on all the datasets I have published, So that I can perform management actions on my own datase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eveloperDataWrangler, I want to store my Data Package in GitHub and have it automatically stored into CKAN, so that I get a data API and my dataset is listed in a relevant catalog.</text:p>
          </table:table-cell>
        </table:table-row>
        <table:table-row table:style-name="ro1">
          <table:table-cell/>
          <table:table-cell office:value-type="string" calcext:value-type="string">
            <text:p>As a ResearcherPublisher, I want to publish Data Packages to CKAN, so that my data is findable, and I can have a data AP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publisher, I want to embed a preview button on my site, so that users can preview the data and be encouraged that this is the correct data for them.</text:p>
          </table:table-cell>
        </table:table-row>
        <table:table-row table:style-name="ro1">
          <table:table-cell/>
          <table:table-cell office:value-type="string" calcext:value-type="string">
            <text:p>As a publisher, I want to embed an interactive preview of my data on my site, so that users can be encouraged that this is the correct data for th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ite editor, I want to edit the content of the email automatically sent to new Certified Scrum Masters and Product Owners, so that I don't need to involve a programmer on simple email edits.</text:p>
          </table:table-cell>
        </table:table-row>
        <table:table-row table:style-name="ro1">
          <table:table-cell/>
          <table:table-cell office:value-type="string" calcext:value-type="string">
            <text:p>As a site visitor, I want to email news items to the editor, so that they can be considered for publication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CSM, I want to have my name listed in the registry without becoming a member of the site, so that employers or others can verify my certification.</text:p>
          </table:table-cell>
        </table:table-row>
        <table:table-row table:style-name="ro1">
          <table:table-cell/>
          <table:table-cell office:value-type="string" calcext:value-type="string">
            <text:p>As a CSM, I want to be sent an email welcoming me to the Scrum Alliance and with instructions to register or activate my membership once my name has been loaded to the registr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NSF administrator, I want to shadow the CMS implementation, so that I can learn as the prototype is developed further.</text:p>
          </table:table-cell>
        </table:table-row>
        <table:table-row table:style-name="ro1">
          <table:table-cell/>
          <table:table-cell office:value-type="string" calcext:value-type="string">
            <text:p>As a researcher, I want to develop the user research protocol for internal workflows, so that we can begin testing against a CMS prototyp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NSF employee, I want to learn about how Github is used, so that I can participate in the issues as assigned.</text:p>
          </table:table-cell>
        </table:table-row>
        <table:table-row table:style-name="ro1">
          <table:table-cell/>
          <table:table-cell office:value-type="string" calcext:value-type="string">
            <text:p>As an NSF employee, I want to join Github, so that I can participate in the issues as assign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modify tasks/events I scheduled in case there is a change, so that I can always keep the schedule up to date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delete tasks/activities I scheduled, so that I can keep the schedule clean of unneeded activit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amp administrator, I want to be able to see all my camp groups and the events scheduled for each camp group, so that I can notify counselor of what their group will be doing for the day.</text:p>
          </table:table-cell>
        </table:table-row>
        <table:table-row table:style-name="ro1">
          <table:table-cell/>
          <table:table-cell office:value-type="string" calcext:value-type="string">
            <text:p>As a camp administrator, I want to be able to schedule tasks/activities for a specific camp group, so that I can track each groups daily/weekly and monthly activiti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accept the average of all estimates, so that we can move on to the next item when we agree.</text:p>
          </table:table-cell>
        </table:table-row>
        <table:table-row table:style-name="ro1">
          <table:table-cell/>
          <table:table-cell office:value-type="string" calcext:value-type="string">
            <text:p>As a moderator, I want to enter the agreed-upon estimate, so that we can move on to the next item when we agre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moderator, I want to select an item to be estimated or re-estimated, so that the team sees that item and can estimate it.</text:p>
          </table:table-cell>
        </table:table-row>
        <table:table-row table:style-name="ro1">
          <table:table-cell/>
          <table:table-cell office:value-type="string" calcext:value-type="string">
            <text:p>As a moderator, I want to edit an item in the list of items to be estimated, so that I can make it better reflect the team's understanding of the ite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nsumer, I want to see a publisher's profile, so that that I can discover their packages and get a sense of how active and good they are.</text:p>
          </table:table-cell>
        </table:table-row>
        <table:table-row table:style-name="ro1">
          <table:table-cell/>
          <table:table-cell office:value-type="string" calcext:value-type="string">
            <text:p>As a Consumer, I want to browse and find publishers, so that that I can find interesting publishers and their packag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Publisher, I want to configure my client, so that I can start publishing data packages.</text:p>
          </table:table-cell>
        </table:table-row>
        <table:table-row table:style-name="ro1">
          <table:table-cell/>
          <table:table-cell office:value-type="string" calcext:value-type="string">
            <text:p>As a Publisher, I want to sign up for an account, so that that I can publish my data package to the registry and to have a publisher account to publish my data package und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collection curator, I want to be able require authentication to access objects unless the request is coming from a whitelisted IP address, list of addresses.</text:p>
          </table:table-cell>
        </table:table-row>
        <table:table-row table:style-name="ro1">
          <table:table-cell/>
          <table:table-cell office:value-type="string" calcext:value-type="string">
            <text:p>As a collection curator, I want users to contact me directly from the repository to request access to restricted object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igitalRecords Archivist, I want to have a method to add and remove individual people from deposit groups.</text:p>
          </table:table-cell>
        </table:table-row>
        <table:table-row table:style-name="ro1">
          <table:table-cell/>
          <table:table-cell office:value-type="string" calcext:value-type="string">
            <text:p>As a DigitalRecords Archivist, I want to have a method to add and remove multiple people to deposit groups in specific collections, to set a date that the deposit window closes, and to have these permissions conferred on these depositors should pick up on the collection's default permiss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find out what properties are supported by the dataset type what values are allowed and what the defaults are when creating a dataset instance.</text:p>
          </table:table-cell>
        </table:table-row>
        <table:table-row table:style-name="ro1">
          <table:table-cell/>
          <table:table-cell office:value-type="string" calcext:value-type="string">
            <text:p>As a user, I want to update the properties of a dataset instance and I expect this to fail if the new properties are not compatible with a meaningful error message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dataset developer, I want to have an archetype that helps me package my dataset type properly.</text:p>
          </table:table-cell>
        </table:table-row>
        <table:table-row table:style-name="ro1">
          <table:table-cell/>
          <table:table-cell office:value-type="string" calcext:value-type="string">
            <text:p>As a dataset developer, I want to deploy a new version of a dataset type without affecting the dataset instances of that typ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user, I want to search for and download human-readable experimental protocols.</text:p>
          </table:table-cell>
        </table:table-row>
        <table:table-row table:style-name="ro1">
          <table:table-cell/>
          <table:table-cell office:value-type="string" calcext:value-type="string">
            <text:p>As a researcher, I want to download files attached to an experiment using my Web browser.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As a supervisor, I want to view what my researchers were doing on a given date or period of time.</text:p>
          </table:table-cell>
        </table:table-row>
        <table:table-row table:style-name="ro1">
          <table:table-cell/>
          <table:table-cell office:value-type="string" calcext:value-type="string">
            <text:p>As a researcher, <text:s/>I want to have the ability to restrict the data I share to certain researchers or groups of researcher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n OlderPerson, I want to use ALFRED to learn about all the social activities that are organized in my neighborhood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use ALFRED to set up social groups of people with similar diseases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n OlderPerson, I want to have an ALFRED device that helps me to communicate with my friends and family.</text:p>
          </table:table-cell>
        </table:table-row>
        <table:table-row table:style-name="ro1">
          <table:table-cell/>
          <table:table-cell office:value-type="string" calcext:value-type="string">
            <text:p>As an OlderPerson, I want to have an ALFRED device that only listens to me when I ask it t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anonymoususer, I want to find session information, so that I can go to a session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anonymoususer, I want to receive a notification when I submit a session, so that know that my session went through ok.</text:p>
          </table:table-cell>
        </table:table-row>
        <table:table-row table:style-name="ro1">
          <table:table-cell/>
          <table:table-cell office:value-type="string" calcext:value-type="string">
            <text:p>As a authenticateduser, I want to submit a session at BADCAMP, so that I can get my session evaluat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s a repository manager, I need details on the type of data, so that I can check if the archiving can be arranged.</text:p>
          </table:table-cell>
        </table:table-row>
        <table:table-row table:style-name="ro1">
          <table:table-cell/>
          <table:table-cell office:value-type="string" calcext:value-type="string">
            <text:p>As a data manager, I want to know what the content of the data is, so that I can check whether the necessary expertise for maintaining intellectual reusability is availab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faculty data steward, I want to see the sections on costing, so that I can ensure sufficient expertise on data management to support the project.</text:p>
          </table:table-cell>
        </table:table-row>
        <table:table-row table:style-name="ro1">
          <table:table-cell/>
          <table:table-cell office:value-type="string" calcext:value-type="string">
            <text:p>As a faculty data steward, I want to see the sections on responsibilities, so that I can ensure sufficient expertise on data management to support the proje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export a description as EAD.</text:p>
          </table:table-cell>
        </table:table-row>
        <table:table-row table:style-name="ro1">
          <table:table-cell/>
          <table:table-cell office:value-type="string" calcext:value-type="string">
            <text:p>As an Archivist, I want to export agent records as EAC-CPF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create and edit a Collection Management subrecord.</text:p>
          </table:table-cell>
        </table:table-row>
        <table:table-row table:style-name="ro1">
          <table:table-cell/>
          <table:table-cell office:value-type="string" calcext:value-type="string">
            <text:p>As an Archivist, I want to create and edit a Resource recor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search Information manager, I want to include records for externally held data complete, so that the university's record of data holdings is complete.</text:p>
          </table:table-cell>
        </table:table-row>
        <table:table-row table:style-name="ro1">
          <table:table-cell/>
          <table:table-cell office:value-type="string" calcext:value-type="string">
            <text:p>As a Research Information manager, I want to track citation counts for published datasets, so that impact of datasets within academia can be demonstrate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data reuser, I want to get a persistent URL for a dataset, so that I can get back to the data in future.</text:p>
          </table:table-cell>
        </table:table-row>
        <table:table-row table:style-name="ro1">
          <table:table-cell/>
          <table:table-cell office:value-type="string" calcext:value-type="string">
            <text:p>As a data reuser, I want to view a DOI for a dataset, so that I can get back to the data in future and I can import the dataset into my referencemanagement software automaticall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repository manager, I want to indicate if the component has a copyright status different than that of of the object as a whole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if a statute pertains to the component, apart from the object as a whol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repository manager, I want to indicate all subjects that are pertinent to a collection, object, or object component.</text:p>
          </table:table-cell>
        </table:table-row>
        <table:table-row table:style-name="ro1">
          <table:table-cell/>
          <table:table-cell office:value-type="string" calcext:value-type="string">
            <text:p>As a repository manager, I want to indicate the language(s) for present in a collection, object, or object componen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researcher, I want to view film clips, so that I can see excerpts of films.</text:p>
          </table:table-cell>
        </table:table-row>
        <table:table-row table:style-name="ro1">
          <table:table-cell/>
          <table:table-cell office:value-type="string" calcext:value-type="string">
            <text:p>As a researcher, I want to view thumbnails of photos, so that I can make a selection of which one I want to licens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rchivist, I want to search images by people represented in them.</text:p>
          </table:table-cell>
        </table:table-row>
        <table:table-row table:style-name="ro1">
          <table:table-cell/>
          <table:table-cell office:value-type="string" calcext:value-type="string">
            <text:p>As an archivist, I want to search images by righ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n asset manager, I want to be assured that the redundant copies are continuously monitored for unwanted changes, and that if/when changes do occur, there is a mechanism by which I can determine the original object and restore it to all copies.</text:p>
          </table:table-cell>
        </table:table-row>
        <table:table-row table:style-name="ro1">
          <table:table-cell/>
          <table:table-cell office:value-type="string" calcext:value-type="string">
            <text:p>As an asset manager, I want to be assured that the digital copy I deposit is stored redundantly, so that when one copy suffers destruction or unwanted changes, I still have other good copies to restore from.</text:p>
          </table:table-cell>
        </table:table-row>
        <table:table-row table:style-name="ro1">
          <table:table-cell/>
          <table:table-cell office:value-type="string" calcext:value-type="string">
            <text:p>As a patron, I want to browse content by author or subject area to locate needed resources.</text:p>
          </table:table-cell>
        </table:table-row>
        <table:table-row table:style-name="ro1">
          <table:table-cell/>
          <table:table-cell office:value-type="string" calcext:value-type="string">
            <text:p>As a DB/IR administrator, I want to manage subject classifications for ease of patron browsing and search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 a Zooniverse admin, I want to remove background noise and distracting sounds from the audio files.</text:p>
          </table:table-cell>
        </table:table-row>
        <table:table-row table:style-name="ro1">
          <table:table-cell/>
          <table:table-cell office:value-type="string" calcext:value-type="string">
            <text:p>As an admin, I want to get a quick assessment of whether audio material has been edited before the uplo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Zooniverse admin, I want to identify the number of whales heard in a single audio file.</text:p>
          </table:table-cell>
        </table:table-row>
        <table:table-row table:style-name="ro1">
          <table:table-cell/>
          <table:table-cell office:value-type="string" calcext:value-type="string">
            <text:p>As a Zooniverse admin, I want to group whale calls that are simila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SUM([.A2:.A110]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2:.A110];&quot;2&quot;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OUNTIF([.A1:.A110];&quot;-2&quot;)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3T00:51:24.447000000</meta:creation-date>
    <dc:date>2022-04-19T19:15:24.200000000</dc:date>
    <meta:editing-duration>PT44M18S</meta:editing-duration>
    <meta:editing-cycles>8</meta:editing-cycles>
    <meta:generator>LibreOffice/7.1.3.2$Windows_X86_64 LibreOffice_project/47f78053abe362b9384784d31a6e56f8511eb1c1</meta:generator>
    <meta:document-statistic meta:table-count="8" meta:cell-count="970" meta:object-count="0"/>
  </office:meta>
</office:document-meta>
</file>